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isPersonnel" table:style-name="ta1">
        <table:shapes>
          <draw:frame draw:z-index="0" draw:style-name="gr1" draw:text-style-name="P1" svg:width="18.947cm" svg:height="15.884cm" svg:x="26.474cm" svg:y="0.45cm">
            <draw:object draw:notify-on-update-of-ranges="fraisPersonnel.E2:fraisPersonnel.E6 fraisPersonnel.F1:fraisPersonnel.F1 fraisPersonnel.F2:fraisPersonnel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montant par hbt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classe</text:p>
          </table:table-cell>
          <table:table-cell office:value-type="string" calcext:value-type="string">
            <text:p>effectif</text:p>
          </table:table-cell>
          <table:table-cell/>
          <table:table-cell office:value-type="string" calcext:value-type="string">
            <text:p>min</text:p>
          </table:table-cell>
          <table:table-cell table:style-name="ce1" table:formula="of:=MIN([.B2:.B41])" office:value-type="float" office:value="459.0236" calcext:value-type="float">
            <text:p>45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float" office:value="459.0236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number-matrix-columns-spanned="1" table:number-matrix-rows-spanned="5" table:formula="of:=FREQUENCY([.B2:.B41];[.E2:.E6])" office:value-type="float" office:value="0" calcext:value-type="float">
            <text:p>0</text:p>
          </table:table-cell>
          <table:table-cell/>
          <table:table-cell office:value-type="string" calcext:value-type="string">
            <text:p>max</text:p>
          </table:table-cell>
          <table:table-cell table:style-name="ce1" table:formula="of:=MAX([.B2:.B41])" office:value-type="float" office:value="1766.1091" calcext:value-type="float">
            <text:p>176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float" office:value="709.9908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ane</text:p>
          </table:table-cell>
          <table:table-cell table:formula="of:=MEDIAN([.B2:.B41])" office:value-type="float" office:value="959.8144" calcext:value-type="float">
            <text:p>959.814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float" office:value="737.4292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yenne</text:p>
          </table:table-cell>
          <table:table-cell table:formula="of:=AVERAGE([.B2:.B41])" office:value-type="float" office:value="979.7670875" calcext:value-type="float">
            <text:p>979.767087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float" office:value="741.3429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float" office:value="801.8349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float" office:value="832.4697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float" office:value="847.924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float" office:value="855.3598" calcext:value-type="float">
            <text:p>8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float" office:value="863.8015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float" office:value="864.1608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float" office:value="865.7718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float" office:value="907.762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float" office:value="916.4249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float" office:value="917.9009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float" office:value="921.2215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ncy</text:p>
          </table:table-cell>
          <table:table-cell office:value-type="float" office:value="931.1463" calcext:value-type="float">
            <text:p>93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float" office:value="939.2652" calcext:value-type="float">
            <text:p>939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float" office:value="940.1596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float" office:value="955.4334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float" office:value="955.9468" calcext:value-type="float">
            <text:p>95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dy</text:p>
          </table:table-cell>
          <table:table-cell office:value-type="float" office:value="963.682" calcext:value-type="float">
            <text:p>96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float" office:value="972.6069" calcext:value-type="float">
            <text:p>97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float" office:value="991.4655" calcext:value-type="float">
            <text:p>99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float" office:value="1003.7528" calcext:value-type="float">
            <text:p>100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vran</text:p>
          </table:table-cell>
          <table:table-cell office:value-type="float" office:value="1008.5441" calcext:value-type="float">
            <text:p>100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ins</text:p>
          </table:table-cell>
          <table:table-cell office:value-type="float" office:value="1011.1327" calcext:value-type="float">
            <text:p>101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float" office:value="1013.827" calcext:value-type="float">
            <text:p>101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float" office:value="1017.0168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float" office:value="1021.3179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float" office:value="1038.9154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float" office:value="1055.0322" calcext:value-type="float">
            <text:p>1055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float" office:value="1065.0024" calcext:value-type="float">
            <text:p>106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float" office:value="1091.0099" calcext:value-type="float">
            <text:p>109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ujours</text:p>
          </table:table-cell>
          <table:table-cell office:value-type="float" office:value="1091.3192" calcext:value-type="float">
            <text:p>109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in</text:p>
          </table:table-cell>
          <table:table-cell office:value-type="float" office:value="1132.7114" calcext:value-type="float">
            <text:p>113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gnolet</text:p>
          </table:table-cell>
          <table:table-cell office:value-type="float" office:value="1145.4187" calcext:value-type="float">
            <text:p>1145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float" office:value="1235.4961" calcext:value-type="float">
            <text:p>1235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igny</text:p>
          </table:table-cell>
          <table:table-cell office:value-type="float" office:value="1294.4416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gny</text:p>
          </table:table-cell>
          <table:table-cell office:value-type="float" office:value="1307.5114" calcext:value-type="float">
            <text:p>1308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float" office:value="1766.1091" calcext:value-type="float">
            <text:p>1766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dispersion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montant par hbt</text:p>
          </table:table-cell>
          <table:table-cell office:value-type="string" calcext:value-type="string">
            <text:p>ecart à la moyenne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float" office:value="459.0236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Gagny</text:p>
          </table:table-cell>
          <table:table-cell office:value-type="float" office:value="709.9908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Coubron</text:p>
          </table:table-cell>
          <table:table-cell office:value-type="float" office:value="737.4292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float" office:value="741.3429" calcext:value-type="float">
            <text:p>741</text:p>
          </table:table-cell>
          <table:table-cell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float" office:value="801.8349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float" office:value="832.4697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float" office:value="847.924" calcext:value-type="float">
            <text:p>848</text:p>
          </table:table-cell>
          <table:table-cell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float" office:value="855.3598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float" office:value="863.8015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float" office:value="864.1608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float" office:value="865.7718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float" office:value="907.762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float" office:value="916.4249" calcext:value-type="float">
            <text:p>916</text:p>
          </table:table-cell>
          <table:table-cell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float" office:value="917.9009" calcext:value-type="float">
            <text:p>918</text:p>
          </table:table-cell>
          <table:table-cell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float" office:value="921.2215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Drancy</text:p>
          </table:table-cell>
          <table:table-cell office:value-type="float" office:value="931.1463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float" office:value="939.2652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float" office:value="940.1596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float" office:value="955.4334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float" office:value="955.9468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Bondy</text:p>
          </table:table-cell>
          <table:table-cell office:value-type="float" office:value="963.682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float" office:value="972.6069" calcext:value-type="float">
            <text:p>973</text:p>
          </table:table-cell>
          <table:table-cell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float" office:value="991.4655" calcext:value-type="float">
            <text:p>991</text:p>
          </table:table-cell>
          <table:table-cell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float" office:value="1003.7528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Sevran</text:p>
          </table:table-cell>
          <table:table-cell office:value-type="float" office:value="1008.5441" calcext:value-type="float">
            <text:p>1009</text:p>
          </table:table-cell>
          <table:table-cell/>
        </table:table-row>
        <table:table-row table:style-name="ro1">
          <table:table-cell office:value-type="string" calcext:value-type="string">
            <text:p>Stains</text:p>
          </table:table-cell>
          <table:table-cell office:value-type="float" office:value="1011.1327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Les Lilas</text:p>
          </table:table-cell>
          <table:table-cell office:value-type="float" office:value="1013.827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float" office:value="1017.0168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float" office:value="1021.3179" calcext:value-type="float">
            <text:p>1021</text:p>
          </table:table-cell>
          <table:table-cell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float" office:value="1038.9154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Montreuil</text:p>
          </table:table-cell>
          <table:table-cell office:value-type="float" office:value="1055.0322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float" office:value="1065.0024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float" office:value="1091.0099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Vaujours</text:p>
          </table:table-cell>
          <table:table-cell office:value-type="float" office:value="1091.3192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Pantin</text:p>
          </table:table-cell>
          <table:table-cell office:value-type="float" office:value="1132.7114" calcext:value-type="float">
            <text:p>1133</text:p>
          </table:table-cell>
          <table:table-cell/>
        </table:table-row>
        <table:table-row table:style-name="ro1">
          <table:table-cell office:value-type="string" calcext:value-type="string">
            <text:p>Bagnolet</text:p>
          </table:table-cell>
          <table:table-cell office:value-type="float" office:value="1145.4187" calcext:value-type="float">
            <text:p>1145</text:p>
          </table:table-cell>
          <table:table-cell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float" office:value="1235.4961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Bobigny</text:p>
          </table:table-cell>
          <table:table-cell office:value-type="float" office:value="1294.4416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Dugny</text:p>
          </table:table-cell>
          <table:table-cell office:value-type="float" office:value="1307.5114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float" office:value="1766.1091" calcext:value-type="float">
            <text:p>1766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yenne</text:p>
          </table:table-cell>
          <table:table-cell table:style-name="Default" table:formula="of:=SUM([.B2:.B41])/COUNTA([.B2:.B41])" office:value-type="float" office:value="979.7670875" calcext:value-type="float">
            <text:p>979.7670875</text:p>
          </table:table-cell>
          <table:table-cell/>
        </table:table-row>
      </table:table>
      <table:named-expressions/>
      <table:database-ranges>
        <table:database-range table:name="__Anonymous_Sheet_DB__0" table:target-range-address="fraisPersonnel.A1:fraisPersonnel.C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.00.0000</text:date>, <text:time style:data-style-name="N2" text:time-value="22:00:41.8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21T22:14:00.488000000</dc:date>
    <meta:editing-duration>PT5H51M34S</meta:editing-duration>
    <meta:editing-cycles>2</meta:editing-cycles>
    <meta:generator>LibreOffice/7.6.0.3$Windows_X86_64 LibreOffice_project/69edd8b8ebc41d00b4de3915dc82f8f0fc3b6265</meta:generator>
    <meta:document-statistic meta:table-count="2" meta:cell-count="22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48cm" svg:height="15.885cm" xlink:href=".." xlink:type="simple" chart:class="chart:bar" chart:style-name="ch1">
        <chart:title svg:x="3.094cm" svg:y="0.453cm" chart:style-name="ch2">
          <text:p>Discrétisation des dépenses de personnel en fonction des villes</text:p>
        </chart:title>
        <chart:plot-area chart:style-name="ch3" table:cell-range-address="fraisPersonnel.E2:fraisPersonnel.F6 fraisPersonnel.F1:fraisPersonnel.F1" chart:data-source-has-labels="both" svg:x="1.345cm" svg:y="1.437cm" svg:width="15.376cm" svg:height="10.255cm">
          <chart:coordinate-region svg:x="1.966cm" svg:y="1.636cm" svg:width="14.755cm" svg:height="9.409cm"/>
          <chart:axis chart:dimension="x" chart:name="primary-x" chart:style-name="ch4" chartooo:axis-type="auto">
            <chartooo:date-scale/>
            <chart:title svg:x="5.444cm" svg:y="12.009cm" chart:style-name="ch5">
              <text:p>Montant par habitant des dépenses de personnel</text:p>
            </chart:title>
            <chart:categories table:cell-range-address="fraisPersonnel.E2:fraisPersonnel.E6"/>
          </chart:axis>
          <chart:axis chart:dimension="y" chart:name="primary-y" chart:style-name="ch6">
            <chart:title svg:x="0.407cm" svg:y="7.468cm" chart:style-name="ch7">
              <text:p>Nb de villes</text:p>
            </chart:title>
            <chart:grid chart:style-name="ch8" chart:class="major"/>
          </chart:axis>
          <chart:series chart:style-name="ch9" chart:values-cell-range-address="fraisPersonnel.F2:fraisPersonnel.F6" chart:label-cell-address="fraisPersonnel.F1:fraisPersonnel.F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fraisPersonnel.F1:fraisPersonnel.F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fraisPersonnel.E2:fraisPersonnel.E6</svg:desc>
                </draw:g>
              </table:table-cell>
              <table:table-cell office:value-type="float" office:value="0">
                <text:p>0</text:p>
                <draw:g>
                  <svg:desc>fraisPersonnel.F2:fraisPersonnel.F6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